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solid" draw:fill-color="#ffffff" draw:opacity="30%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draw:shadow-opacity="30%"/>
    </style:style>
    <style:style style:name="gr2" style:family="graphic" style:parent-style-name="standard">
      <style:graphic-properties draw:stroke="none" draw:stroke-dash="Dashed_20__28_var_29__20_4418" svg:stroke-width="0.019cm" svg:stroke-color="#000000" draw:marker-start-width="0.33cm" draw:marker-start-center="false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width="true" draw:fit-to-size="false" style:shrink-to-fit="false" draw:fit-to-contour="false" fo:max-height="0cm" fo:max-width="0cm" fo:min-height="0.38cm" fo:min-width="0.227cm" fo:padding-top="0.03cm" fo:padding-bottom="0.03cm" fo:padding-left="0.049cm" fo:padding-right="0.049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solid" draw:fill-color="#ffff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4419" svg:stroke-width="0.019cm" svg:stroke-color="#609941" draw:marker-start-width="0.33cm" draw:marker-start-center="false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4420" svg:stroke-width="0.019cm" svg:stroke-color="#609941" draw:marker-start-width="0.33cm" draw:marker-start-center="false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solid" draw:fill-color="#0066b3" draw:opacity="50%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draw:shadow-opacity="50%"/>
    </style:style>
    <style:style style:name="gr7" style:family="graphic" style:parent-style-name="standard">
      <style:graphic-properties draw:stroke="solid" draw:stroke-dash="Dashed_20__28_var_29__20_4421" svg:stroke-width="0.019cm" svg:stroke-color="#609941" draw:marker-start-width="0.33cm" draw:marker-start-center="false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draw:stroke-dash="Dashed_20__28_var_29__20_4422" svg:stroke-width="0.019cm" svg:stroke-color="#609941" draw:marker-start-width="0.33cm" draw:marker-start-center="false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draw:stroke-dash="Dashed_20__28_var_29__20_4423" svg:stroke-width="0.019cm" svg:stroke-color="#609941" draw:marker-start-width="0.33cm" draw:marker-start-center="false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solid" draw:stroke-dash="Dashed_20__28_var_29__20_4424" svg:stroke-width="0.019cm" svg:stroke-color="#609941" draw:marker-start-width="0.33cm" draw:marker-start-center="false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solid" draw:stroke-dash="Dashed_20__28_var_29__20_4425" svg:stroke-width="0.019cm" svg:stroke-color="#609941" draw:marker-start-width="0.33cm" draw:marker-start-center="false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solid" draw:stroke-dash="Dashed_20__28_var_29__20_4426" svg:stroke-width="0.019cm" svg:stroke-color="#609941" draw:marker-start-width="0.33cm" draw:marker-start-center="false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solid" svg:stroke-width="0.019cm" svg:stroke-color="#295ca5" draw:marker-start-width="0.229cm" draw:marker-start-center="false" draw:marker-end-width="0.229cm" draw:marker-end-center="false" draw:fill="solid" draw:fill-color="#ffff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4" style:family="graphic" style:parent-style-name="standard">
      <style:graphic-properties draw:stroke="none" draw:stroke-dash="Dashed_20__28_var_29__20_4427" svg:stroke-width="0.019cm" svg:stroke-color="#000000" draw:marker-start-width="0.33cm" draw:marker-start-center="false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width="true" draw:fit-to-size="false" style:shrink-to-fit="false" draw:fit-to-contour="false" fo:max-height="0cm" fo:max-width="0cm" fo:min-height="0.38cm" fo:min-width="0.224cm" fo:padding-top="0.03cm" fo:padding-bottom="0.03cm" fo:padding-left="0.049cm" fo:padding-right="0.049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draw:stroke="none" draw:stroke-dash="Dashed_20__28_var_29__20_4428" svg:stroke-width="0.019cm" svg:stroke-color="#000000" draw:marker-start-width="0.33cm" draw:marker-start-center="false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width="true" draw:fit-to-size="false" style:shrink-to-fit="false" draw:fit-to-contour="false" fo:max-height="0cm" fo:max-width="0cm" fo:min-height="0.38cm" fo:min-width="0.243cm" fo:padding-top="0.03cm" fo:padding-bottom="0.03cm" fo:padding-left="0.049cm" fo:padding-right="0.049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none" draw:stroke-dash="Dashed_20__28_var_29__20_4429" svg:stroke-width="0.019cm" svg:stroke-color="#000000" draw:marker-start-width="0.33cm" draw:marker-start-center="false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width="true" draw:fit-to-size="false" style:shrink-to-fit="false" draw:fit-to-contour="false" fo:max-height="0cm" fo:max-width="0cm" fo:min-height="0.38cm" fo:min-width="0.263cm" fo:padding-top="0.03cm" fo:padding-bottom="0.03cm" fo:padding-left="0.049cm" fo:padding-right="0.049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none" draw:stroke-dash="Dashed_20__28_var_29__20_4430" svg:stroke-width="0.019cm" svg:stroke-color="#000000" draw:marker-start-width="0.33cm" draw:marker-start-center="false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width="true" draw:fit-to-size="false" style:shrink-to-fit="false" draw:fit-to-contour="false" fo:max-height="0cm" fo:max-width="0cm" fo:min-height="0.38cm" fo:min-width="0.204cm" fo:padding-top="0.03cm" fo:padding-bottom="0.03cm" fo:padding-left="0.049cm" fo:padding-right="0.049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>
      <style:graphic-properties draw:stroke="none" draw:stroke-dash="Dashed_20__28_var_29__20_4431" svg:stroke-width="0.019cm" svg:stroke-color="#000000" draw:marker-start-width="0.33cm" draw:marker-start-center="false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width="true" draw:fit-to-size="false" style:shrink-to-fit="false" draw:fit-to-contour="false" fo:max-height="0cm" fo:max-width="0cm" fo:min-height="0.38cm" fo:min-width="0.217cm" fo:padding-top="0.03cm" fo:padding-bottom="0.03cm" fo:padding-left="0.049cm" fo:padding-right="0.049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>
      <style:graphic-properties draw:stroke="none" draw:stroke-dash="Dashed_20__28_var_29__20_4432" svg:stroke-width="0.019cm" svg:stroke-color="#000000" draw:marker-start-width="0.33cm" draw:marker-start-center="false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width="true" draw:fit-to-size="false" style:shrink-to-fit="false" draw:fit-to-contour="false" fo:max-height="0cm" fo:max-width="0cm" fo:min-height="0.38cm" fo:min-width="0.224cm" fo:padding-top="0.03cm" fo:padding-bottom="0.03cm" fo:padding-left="0.049cm" fo:padding-right="0.049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>
      <style:graphic-properties draw:stroke="none" draw:stroke-dash="Dashed_20__28_var_29__20_4433" svg:stroke-width="0.019cm" svg:stroke-color="#000000" draw:marker-start-width="0.33cm" draw:marker-start-center="false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width="true" draw:fit-to-size="false" style:shrink-to-fit="false" draw:fit-to-contour="false" fo:max-height="0cm" fo:max-width="0cm" fo:min-height="0.38cm" fo:min-width="0.185cm" fo:padding-top="0.03cm" fo:padding-bottom="0.03cm" fo:padding-left="0.049cm" fo:padding-right="0.049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ffffff" draw:opacity="3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" style:family="paragraph">
      <loext:graphic-properties draw:fill="solid" draw:fill-color="#0066b3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3.825cm" svg:height="2.546cm" svg:x="8.785cm" svg:y="13.677cm">
            <text:p/>
          </draw:rect>
          <draw:frame draw:style-name="gr2" draw:text-style-name="P3" draw:layer="layout" svg:width="0.325cm" svg:height="0.44cm" svg:x="8.493cm" svg:y="13.16cm">
            <draw:text-box>
              <text:p text:style-name="P2"><text:span text:style-name="T1">R</text:span></text:p>
            </draw:text-box>
          </draw:frame>
          <draw:rect draw:style-name="gr3" draw:text-style-name="P4" draw:layer="layout" svg:width="0.324cm" svg:height="0.32cm" svg:x="8.785cm" svg:y="15.903cm">
            <text:p/>
          </draw:rect>
          <draw:rect draw:style-name="gr3" draw:text-style-name="P4" draw:layer="layout" svg:width="0.324cm" svg:height="0.32cm" svg:x="8.785cm" svg:y="13.677cm">
            <text:p/>
          </draw:rect>
          <draw:rect draw:style-name="gr3" draw:text-style-name="P4" draw:layer="layout" svg:width="0.322cm" svg:height="0.32cm" svg:x="12.288cm" svg:y="13.677cm">
            <text:p/>
          </draw:rect>
          <draw:rect draw:style-name="gr3" draw:text-style-name="P4" draw:layer="layout" svg:width="0.322cm" svg:height="0.32cm" svg:x="12.288cm" svg:y="15.903cm">
            <text:p/>
          </draw:rect>
          <draw:g>
            <draw:line draw:style-name="gr4" draw:text-style-name="P5" draw:layer="layout" svg:x1="9.674cm" svg:y1="13.815cm" svg:x2="9.944cm" svg:y2="13.538cm">
              <text:p/>
            </draw:line>
            <draw:line draw:style-name="gr5" draw:text-style-name="P5" draw:layer="layout" svg:x1="9.538cm" svg:y1="13.817cm" svg:x2="9.808cm" svg:y2="13.54cm">
              <text:p/>
            </draw:line>
          </draw:g>
          <draw:polygon draw:style-name="gr6" draw:text-style-name="P6" draw:layer="layout" svg:width="3.821cm" svg:height="2.544cm" svg:x="8.785cm" svg:y="13.679cm" svg:viewBox="0 0 3822 2545" draw:points="1912,0 0,1274 1912,2545 3822,1274">
            <text:p/>
          </draw:polygon>
          <draw:g>
            <draw:line draw:style-name="gr7" draw:text-style-name="P5" draw:layer="layout" svg:x1="11.584cm" svg:y1="13.815cm" svg:x2="11.856cm" svg:y2="13.538cm">
              <text:p/>
            </draw:line>
            <draw:line draw:style-name="gr8" draw:text-style-name="P5" draw:layer="layout" svg:x1="11.447cm" svg:y1="13.817cm" svg:x2="11.717cm" svg:y2="13.54cm">
              <text:p/>
            </draw:line>
          </draw:g>
          <draw:g>
            <draw:line draw:style-name="gr9" draw:text-style-name="P5" draw:layer="layout" svg:x1="9.674cm" svg:y1="16.362cm" svg:x2="9.944cm" svg:y2="16.085cm">
              <text:p/>
            </draw:line>
            <draw:line draw:style-name="gr10" draw:text-style-name="P5" draw:layer="layout" svg:x1="9.538cm" svg:y1="16.362cm" svg:x2="9.808cm" svg:y2="16.085cm">
              <text:p/>
            </draw:line>
          </draw:g>
          <draw:g>
            <draw:line draw:style-name="gr11" draw:text-style-name="P5" draw:layer="layout" svg:x1="11.584cm" svg:y1="16.362cm" svg:x2="11.856cm" svg:y2="16.085cm">
              <text:p/>
            </draw:line>
            <draw:line draw:style-name="gr12" draw:text-style-name="P5" draw:layer="layout" svg:x1="11.447cm" svg:y1="16.362cm" svg:x2="11.717cm" svg:y2="16.085cm">
              <text:p/>
            </draw:line>
          </draw:g>
          <draw:path draw:style-name="gr13" draw:text-style-name="P4" draw:layer="layout" svg:width="0.271cm" svg:height="0.197cm" draw:transform="rotate (1.5707963267949) translate (8.68777777778013cm 15.6247777777822cm)" svg:viewBox="0 0 272 198" svg:d="M0 198c0-94 18-164 18-152s31-32 31-25 53-21 46-21 44 21 44 21l18 43c0 0 7 54 7 47s5 80 0 67 42 20 42 20l50-15 16-79v-90">
            <text:p/>
          </draw:path>
          <draw:path draw:style-name="gr13" draw:text-style-name="P4" draw:layer="layout" svg:width="0.271cm" svg:height="0.197cm" draw:transform="rotate (1.5707963267949) translate (8.68777777778022cm 14.54880555556cm)" svg:viewBox="0 0 272 198" svg:d="M0 198c0-94 18-164 18-152s30-32 30-25 54-21 49-21 41 21 41 21l19 43c0 0 4 54 4 47s7 80 0 67 44 20 44 20l49-15 18-79v-90">
            <text:p/>
          </draw:path>
          <draw:path draw:style-name="gr13" draw:text-style-name="P4" draw:layer="layout" svg:width="0.271cm" svg:height="0.195cm" draw:transform="rotate (1.5707963267949) translate (12.5101250000024cm 15.6247777777822cm)" svg:viewBox="0 0 272 196" svg:d="M0 196c0-94 18-164 18-154s31-28 31-23 53-19 46-19 44 19 44 19l18 41c0 0 7 56 7 49s5 80 0 67 42 20 42 20l50-14 16-80v-88">
            <text:p/>
          </draw:path>
          <draw:path draw:style-name="gr13" draw:text-style-name="P4" draw:layer="layout" svg:width="0.271cm" svg:height="0.195cm" draw:transform="rotate (1.5707963267949) translate (12.5101250000024cm 14.54880555556cm)" svg:viewBox="0 0 272 196" svg:d="M0 196c0-94 18-164 18-154s30-28 30-23 54-19 49-19 41 19 41 19l19 41c0 0 4 56 4 49s7 80 0 67 44 20 44 20l49-14 18-80v-88">
            <text:p/>
          </draw:path>
          <draw:frame draw:style-name="gr14" draw:text-style-name="P3" draw:layer="layout" svg:width="0.322cm" svg:height="0.44cm" svg:x="12.681cm" svg:y="13.184cm">
            <draw:text-box>
              <text:p text:style-name="P2"><text:span text:style-name="T1">A</text:span></text:p>
            </draw:text-box>
          </draw:frame>
          <draw:frame draw:style-name="gr15" draw:text-style-name="P3" draw:layer="layout" svg:width="0.341cm" svg:height="0.44cm" svg:x="8.357cm" svg:y="14.734cm">
            <draw:text-box>
              <text:p text:style-name="P2"><text:span text:style-name="T1">U</text:span></text:p>
            </draw:text-box>
          </draw:frame>
          <draw:frame draw:style-name="gr16" draw:text-style-name="P3" draw:layer="layout" svg:width="0.361cm" svg:height="0.44cm" svg:x="8.366cm" svg:y="16.293cm">
            <draw:text-box>
              <text:p text:style-name="P2"><text:span text:style-name="T1">O</text:span></text:p>
            </draw:text-box>
          </draw:frame>
          <draw:frame draw:style-name="gr17" draw:text-style-name="P3" draw:layer="layout" svg:width="0.302cm" svg:height="0.44cm" svg:x="12.675cm" svg:y="16.293cm">
            <draw:text-box>
              <text:p text:style-name="P2"><text:span text:style-name="T1">T</text:span></text:p>
            </draw:text-box>
          </draw:frame>
          <draw:frame draw:style-name="gr18" draw:text-style-name="P3" draw:layer="layout" svg:width="0.315cm" svg:height="0.44cm" svg:x="12.698cm" svg:y="14.732cm">
            <draw:text-box>
              <text:p text:style-name="P2"><text:span text:style-name="T1">E</text:span></text:p>
            </draw:text-box>
          </draw:frame>
          <draw:frame draw:style-name="gr19" draw:text-style-name="P3" draw:layer="layout" svg:width="0.322cm" svg:height="0.44cm" svg:x="10.55cm" svg:y="13.156cm">
            <draw:text-box>
              <text:p text:style-name="P2"><text:span text:style-name="T1">V</text:span></text:p>
            </draw:text-box>
          </draw:frame>
          <draw:frame draw:style-name="gr20" draw:text-style-name="P3" draw:layer="layout" svg:width="0.283cm" svg:height="0.44cm" svg:x="10.561cm" svg:y="16.323cm">
            <draw:text-box>
              <text:p text:style-name="P2"><text:span text:style-name="T1">L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418" draw:display-name="Dashed (var) 4418" draw:style="rect" draw:dots1="1" draw:dots1-length="0.003cm" draw:dots2="1" draw:dots2-length="0.003cm" draw:distance="0.003cm"/>
    <draw:stroke-dash draw:name="Dashed_20__28_var_29__20_4419" draw:display-name="Dashed (var) 4419" draw:style="rect" draw:dots1="1" draw:dots1-length="0.003cm" draw:dots2="1" draw:dots2-length="0.003cm" draw:distance="0.003cm"/>
    <draw:stroke-dash draw:name="Dashed_20__28_var_29__20_4420" draw:display-name="Dashed (var) 4420" draw:style="rect" draw:dots1="1" draw:dots1-length="0.003cm" draw:dots2="1" draw:dots2-length="0.003cm" draw:distance="0.003cm"/>
    <draw:stroke-dash draw:name="Dashed_20__28_var_29__20_4421" draw:display-name="Dashed (var) 4421" draw:style="rect" draw:dots1="1" draw:dots1-length="0.003cm" draw:dots2="1" draw:dots2-length="0.003cm" draw:distance="0.003cm"/>
    <draw:stroke-dash draw:name="Dashed_20__28_var_29__20_4422" draw:display-name="Dashed (var) 4422" draw:style="rect" draw:dots1="1" draw:dots1-length="0.003cm" draw:dots2="1" draw:dots2-length="0.003cm" draw:distance="0.003cm"/>
    <draw:stroke-dash draw:name="Dashed_20__28_var_29__20_4423" draw:display-name="Dashed (var) 4423" draw:style="rect" draw:dots1="1" draw:dots1-length="0.003cm" draw:dots2="1" draw:dots2-length="0.003cm" draw:distance="0.003cm"/>
    <draw:stroke-dash draw:name="Dashed_20__28_var_29__20_4424" draw:display-name="Dashed (var) 4424" draw:style="rect" draw:dots1="1" draw:dots1-length="0.003cm" draw:dots2="1" draw:dots2-length="0.003cm" draw:distance="0.003cm"/>
    <draw:stroke-dash draw:name="Dashed_20__28_var_29__20_4425" draw:display-name="Dashed (var) 4425" draw:style="rect" draw:dots1="1" draw:dots1-length="0.003cm" draw:dots2="1" draw:dots2-length="0.003cm" draw:distance="0.003cm"/>
    <draw:stroke-dash draw:name="Dashed_20__28_var_29__20_4426" draw:display-name="Dashed (var) 4426" draw:style="rect" draw:dots1="1" draw:dots1-length="0.003cm" draw:dots2="1" draw:dots2-length="0.003cm" draw:distance="0.003cm"/>
    <draw:stroke-dash draw:name="Dashed_20__28_var_29__20_4427" draw:display-name="Dashed (var) 4427" draw:style="rect" draw:dots1="1" draw:dots1-length="0.003cm" draw:dots2="1" draw:dots2-length="0.003cm" draw:distance="0.003cm"/>
    <draw:stroke-dash draw:name="Dashed_20__28_var_29__20_4428" draw:display-name="Dashed (var) 4428" draw:style="rect" draw:dots1="1" draw:dots1-length="0.003cm" draw:dots2="1" draw:dots2-length="0.003cm" draw:distance="0.003cm"/>
    <draw:stroke-dash draw:name="Dashed_20__28_var_29__20_4429" draw:display-name="Dashed (var) 4429" draw:style="rect" draw:dots1="1" draw:dots1-length="0.003cm" draw:dots2="1" draw:dots2-length="0.003cm" draw:distance="0.003cm"/>
    <draw:stroke-dash draw:name="Dashed_20__28_var_29__20_4430" draw:display-name="Dashed (var) 4430" draw:style="rect" draw:dots1="1" draw:dots1-length="0.003cm" draw:dots2="1" draw:dots2-length="0.003cm" draw:distance="0.003cm"/>
    <draw:stroke-dash draw:name="Dashed_20__28_var_29__20_4431" draw:display-name="Dashed (var) 4431" draw:style="rect" draw:dots1="1" draw:dots1-length="0.003cm" draw:dots2="1" draw:dots2-length="0.003cm" draw:distance="0.003cm"/>
    <draw:stroke-dash draw:name="Dashed_20__28_var_29__20_4432" draw:display-name="Dashed (var) 4432" draw:style="rect" draw:dots1="1" draw:dots1-length="0.003cm" draw:dots2="1" draw:dots2-length="0.003cm" draw:distance="0.003cm"/>
    <draw:stroke-dash draw:name="Dashed_20__28_var_29__20_4433" draw:display-name="Dashed (var) 4433" draw:style="rect" draw:dots1="1" draw:dots1-length="0.003cm" draw:dots2="1" draw:dots2-length="0.003cm" draw:distance="0.0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1:39:33.762921401</meta:creation-date>
    <dc:date>2018-03-22T11:42:22.580348775</dc:date>
    <meta:editing-duration>PT2M49S</meta:editing-duration>
    <meta:editing-cycles>2</meta:editing-cycles>
    <meta:generator>LibreOffice/6.0.0.3$MacOSX_X86_64 LibreOffice_project/64a0f66915f38c6217de274f0aa8e15618924765</meta:generator>
    <meta:document-statistic meta:object-count="31"/>
  </office:meta>
</office:document-meta>
</file>